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 table:print="false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 idx</text:p>
          </table:table-cell>
          <table:table-cell office:value-type="string">
            <text:p>header 4</text:p>
          </table:table-cell>
          <table:table-cell office:value-type="string">
            <text:p>header 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arch 1</text:p>
          </table:table-cell>
          <table:table-cell/>
          <table:table-cell office:value-type="string">
            <text:p>data1 1 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1 2 2</text:p>
          </table:table-cell>
          <table:table-cell office:value-type="string">
            <text:p>search 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earch 3</text:p>
          </table:table-cell>
          <table:table-cell office:value-type="string">
            <text:p>data1 3 4</text:p>
          </table:table-cell>
          <table:table-cell office:value-type="string">
            <text:p>data1 3 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header 1 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/>
          <table:table-cell office:value-type="string">
            <text:p>header 1</text:p>
          </table:table-cell>
          <table:table-cell office:value-type="string">
            <text:p>header 2 idx</text:p>
          </table:table-cell>
          <table:table-cell office:value-type="string">
            <text:p>header 2</text:p>
          </table:table-cell>
          <table:table-cell office:value-type="string">
            <text:p>header 4</text:p>
          </table:table-cell>
        </table:table-row>
        <table:table-row table:style-name="ro1">
          <table:table-cell/>
          <table:table-cell office:value-type="string">
            <text:p>search 1</text:p>
          </table:table-cell>
          <table:table-cell table:number-columns-repeated="4"/>
          <table:table-cell office:value-type="string">
            <text:p>search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arch 2</text:p>
          </table:table-cell>
          <table:table-cell office:value-type="string">
            <text:p>data2 2 2</text:p>
          </table:table-cell>
          <table:table-cell office:value-type="string">
            <text:p>data2 2 3</text:p>
          </table:table-cell>
          <table:table-cell table:number-columns-repeated="2"/>
          <table:table-cell office:value-type="string">
            <text:p>search 2</text:p>
          </table:table-cell>
          <table:table-cell office:value-type="string">
            <text:p>data3 2 2</text:p>
          </table:table-cell>
          <table:table-cell/>
        </table:table-row>
        <table:table-row table:style-name="ro1">
          <table:table-cell/>
          <table:table-cell office:value-type="string">
            <text:p>search 3</text:p>
          </table:table-cell>
          <table:table-cell table:number-columns-repeated="4"/>
          <table:table-cell office:value-type="string">
            <text:p>search 3</text:p>
          </table:table-cell>
          <table:table-cell/>
          <table:table-cell office:value-type="string">
            <text:p>data3 3 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23/01/2014</text:date>, <text:time>10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15:35</meta:creation-date>
    <dc:date>2014-01-23T10:13:57</dc:date>
    <meta:editing-duration>PT14H4M22S</meta:editing-duration>
    <meta:editing-cycles>5</meta:editing-cycles>
    <meta:generator>OpenOffice/4.0.1$Unix OpenOffice.org_project/401$Build-0</meta:generator>
    <meta:document-statistic meta:table-count="1" meta:cell-count="29" meta:object-count="0"/>
  </office:meta>
</office:document-meta>
</file>